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4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4.5in" fo:break-before="page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10pt" fo:font-weight="normal" officeooo:rsid="00106817" officeooo:paragraph-rsid="00106817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Arial1" fo:font-size="10pt" fo:font-weight="normal" officeooo:rsid="00148da3" officeooo:paragraph-rsid="00148da3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1" fo:font-size="10pt" fo:font-weight="normal" officeooo:rsid="00164694" officeooo:paragraph-rsid="00164694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Arial1" fo:font-size="10pt" fo:font-weight="normal" officeooo:rsid="00166904" officeooo:paragraph-rsid="00166904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Arial1" fo:font-size="10pt" fo:font-weight="normal" officeooo:rsid="002243f2" officeooo:paragraph-rsid="002243f2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Arial1" fo:font-size="10pt" fo:font-weight="normal" officeooo:rsid="00231070" officeooo:paragraph-rsid="00231070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Arial1" fo:font-size="10pt" fo:font-weight="normal" officeooo:rsid="002a0789" officeooo:paragraph-rsid="002a0789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Arial1" fo:font-size="10pt" fo:font-weight="normal" officeooo:rsid="002bc9a7" officeooo:paragraph-rsid="002bc9a7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rial1" fo:font-size="10pt" fo:font-weight="normal" officeooo:rsid="002bc9a7" officeooo:paragraph-rsid="002f2823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Arial1" fo:font-size="10pt" fo:font-weight="normal" officeooo:rsid="003bc502" officeooo:paragraph-rsid="003bc502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rial1" fo:font-size="10pt" fo:font-weight="normal" officeooo:rsid="003fa52a" officeooo:paragraph-rsid="003fa52a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Arial1" fo:font-size="10pt" fo:font-weight="normal" officeooo:rsid="00409c0d" officeooo:paragraph-rsid="00409c0d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Arial1" fo:font-size="10pt" fo:font-weight="normal" officeooo:rsid="00413ef9" officeooo:paragraph-rsid="00413ef9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fo:font-weight="normal" officeooo:rsid="00423a8c" officeooo:paragraph-rsid="00423a8c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fo:font-weight="normal" officeooo:rsid="00441789" officeooo:paragraph-rsid="00441789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Arial1" fo:font-size="10pt" fo:font-weight="normal" officeooo:rsid="0046651b" officeooo:paragraph-rsid="0046651b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officeooo:rsid="0048072c" officeooo:paragraph-rsid="004b770b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fo:font-weight="normal" officeooo:rsid="004fcee5" officeooo:paragraph-rsid="004fcee5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fo:font-weight="normal" officeooo:rsid="0050e5a7" officeooo:paragraph-rsid="0050e5a7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Arial1" fo:font-size="10pt" fo:font-weight="normal" officeooo:rsid="0050e5a7" officeooo:paragraph-rsid="005268a6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0pt" fo:font-weight="normal" officeooo:rsid="00544764" officeooo:paragraph-rsid="00544764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Arial1" fo:font-size="10pt" fo:font-weight="normal" officeooo:rsid="0055d6e4" officeooo:paragraph-rsid="0055d6e4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Arial1" fo:font-size="10pt" fo:font-weight="normal" officeooo:rsid="00684262" officeooo:paragraph-rsid="0064aa78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Arial1" fo:font-size="10pt" fo:font-weight="normal" officeooo:rsid="000de44d" officeooo:paragraph-rsid="000de44d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Arial1" fo:font-size="10pt" fo:font-weight="bold" officeooo:rsid="001bc7c4" officeooo:paragraph-rsid="001bc7c4" style:font-size-asian="8.75pt" style:font-weight-asian="bold" style:font-size-complex="10pt" style:font-weight-complex="bold"/>
    </style:style>
    <style:style style:name="P27" style:family="paragraph" style:parent-style-name="Standard">
      <style:text-properties style:font-name="Arial1" fo:font-size="10pt" fo:font-weight="bold" officeooo:rsid="001be83f" officeooo:paragraph-rsid="001be83f" style:font-size-asian="8.75pt" style:font-weight-asian="bold" style:font-size-complex="10pt" style:font-weight-complex="bold"/>
    </style:style>
    <style:style style:name="P2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0pt" fo:font-weight="bold" officeooo:rsid="00024796" officeooo:paragraph-rsid="00024796" style:font-size-asian="8.75pt" style:font-weight-asian="bold" style:font-size-complex="10pt" style:font-weight-complex="bold"/>
    </style:style>
    <style:style style:name="P30" style:family="paragraph" style:parent-style-name="Standard">
      <style:text-properties fo:font-size="10pt" fo:font-weight="normal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0429d9" officeooo:paragraph-rsid="000429d9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0b06a1" officeooo:paragraph-rsid="000de44d" style:font-size-asian="8.75pt" style:font-weight-asian="normal" style:font-size-complex="10pt" style:font-weight-complex="normal"/>
    </style:style>
    <style:style style:name="P33" style:family="paragraph" style:parent-style-name="Standard">
      <style:text-properties style:font-name="Courier New" officeooo:paragraph-rsid="00632235"/>
    </style:style>
    <style:style style:name="P34" style:family="paragraph" style:parent-style-name="Standard">
      <style:text-properties style:font-name="Courier New" officeooo:paragraph-rsid="0064aa78"/>
    </style:style>
    <style:style style:name="P35" style:family="paragraph" style:parent-style-name="Standard">
      <style:text-properties officeooo:rsid="005916bc" officeooo:paragraph-rsid="005916bc"/>
    </style:style>
    <style:style style:name="P36" style:family="paragraph" style:parent-style-name="Standard">
      <style:text-properties officeooo:rsid="005b5c3d" officeooo:paragraph-rsid="005b5c3d"/>
    </style:style>
    <style:style style:name="P37" style:family="paragraph" style:parent-style-name="Standard">
      <style:text-properties officeooo:rsid="005bd521" officeooo:paragraph-rsid="005bd521"/>
    </style:style>
    <style:style style:name="P38" style:family="paragraph" style:parent-style-name="Standard">
      <style:text-properties officeooo:rsid="005d0ed7" officeooo:paragraph-rsid="005d0ed7"/>
    </style:style>
    <style:style style:name="P39" style:family="paragraph" style:parent-style-name="Standard">
      <style:text-properties officeooo:rsid="005d0ed7" officeooo:paragraph-rsid="008121f7"/>
    </style:style>
    <style:style style:name="P40" style:family="paragraph" style:parent-style-name="Footer">
      <style:paragraph-properties fo:text-align="center" style:justify-single-word="false"/>
    </style:style>
    <style:style style:name="P41" style:family="paragraph" style:parent-style-name="Standard">
      <style:paragraph-properties fo:break-before="page"/>
      <style:text-properties fo:font-size="16pt" fo:font-weight="bold" officeooo:rsid="00024796" officeooo:paragraph-rsid="00024796" style:font-size-asian="16pt" style:font-weight-asian="bold" style:font-size-complex="16pt" style:font-weight-complex="bold"/>
    </style:style>
    <style:style style:name="P42" style:family="paragraph" style:parent-style-name="Standard">
      <style:paragraph-properties fo:break-before="page"/>
      <style:text-properties style:font-name="Arial1" fo:font-size="10pt" fo:font-weight="normal" officeooo:rsid="00231070" officeooo:paragraph-rsid="00231070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break-before="page"/>
      <style:text-properties style:font-name="Arial1" fo:font-size="10pt" fo:font-weight="normal" officeooo:rsid="002a0789" officeooo:paragraph-rsid="002a0789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break-before="page"/>
      <style:text-properties style:font-name="Arial1" fo:font-size="10pt" fo:font-weight="normal" officeooo:rsid="003fa52a" officeooo:paragraph-rsid="003fa52a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break-before="page"/>
      <style:text-properties style:font-name="Arial1" fo:font-size="16pt" fo:font-weight="bold" officeooo:rsid="00164694" officeooo:paragraph-rsid="00164694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style:font-name="Arial1" fo:font-size="16pt" fo:font-weight="bold" officeooo:rsid="00413ef9" officeooo:paragraph-rsid="00413ef9" style:font-size-asian="16pt" style:font-weight-asian="bold" style:font-size-complex="16pt" style:font-weight-complex="bold"/>
    </style:style>
    <style:style style:name="P47" style:family="paragraph" style:parent-style-name="Standard">
      <style:paragraph-properties fo:break-before="page"/>
      <style:text-properties style:font-name="Arial1" fo:font-size="16pt" fo:font-weight="bold" officeooo:rsid="004fcee5" officeooo:paragraph-rsid="004fcee5" style:font-size-asian="16pt" style:font-weight-asian="bold" style:font-size-complex="16pt" style:font-weight-complex="bold"/>
    </style:style>
    <style:style style:name="P48" style:family="paragraph" style:parent-style-name="Standard">
      <style:paragraph-properties fo:break-before="page"/>
      <style:text-properties officeooo:rsid="005b5c3d" officeooo:paragraph-rsid="005b5c3d"/>
    </style:style>
    <style:style style:name="P49" style:family="paragraph" style:parent-style-name="Table_20_Contents">
      <style:text-properties style:font-name="Courier New" officeooo:rsid="0005b4ac" officeooo:paragraph-rsid="0005b4ac" style:font-size-complex="10pt"/>
    </style:style>
    <style:style style:name="P50" style:family="paragraph" style:parent-style-name="Table_20_Contents">
      <style:text-properties style:font-name="Courier New" officeooo:rsid="0005b4ac" officeooo:paragraph-rsid="0005c5e2" style:font-size-complex="10pt"/>
    </style:style>
    <style:style style:name="P51" style:family="paragraph" style:parent-style-name="Table_20_Contents">
      <style:text-properties style:font-name="Courier New" officeooo:rsid="0005b4ac" officeooo:paragraph-rsid="00078b65" style:font-size-complex="10pt"/>
    </style:style>
    <style:style style:name="P52" style:family="paragraph" style:parent-style-name="Table_20_Contents">
      <style:text-properties style:font-name="Courier New" officeooo:rsid="0005b4ac" officeooo:paragraph-rsid="0020027b" style:font-size-complex="10pt"/>
    </style:style>
    <style:style style:name="P53" style:family="paragraph" style:parent-style-name="Table_20_Contents">
      <style:text-properties style:font-name="Courier New" officeooo:rsid="0018a756" officeooo:paragraph-rsid="0018a756" style:font-size-complex="10pt"/>
    </style:style>
    <style:style style:name="P54" style:family="paragraph" style:parent-style-name="Table_20_Contents">
      <style:text-properties style:font-name="Courier New" officeooo:rsid="0018a756" officeooo:paragraph-rsid="0019beab" style:font-size-complex="10pt"/>
    </style:style>
    <style:style style:name="P55" style:family="paragraph" style:parent-style-name="Table_20_Contents">
      <style:text-properties style:font-name="Courier New" officeooo:rsid="0018a756" officeooo:paragraph-rsid="00795d15" style:font-size-complex="10pt"/>
    </style:style>
    <style:style style:name="P56" style:family="paragraph" style:parent-style-name="Table_20_Contents">
      <style:text-properties style:font-name="Courier New" officeooo:rsid="001c1c19" officeooo:paragraph-rsid="001c1c19" style:font-size-complex="10pt"/>
    </style:style>
    <style:style style:name="P57" style:family="paragraph" style:parent-style-name="Table_20_Contents">
      <style:text-properties style:font-name="Courier New" officeooo:rsid="00206e7d" officeooo:paragraph-rsid="00206e7d" style:font-size-complex="10pt"/>
    </style:style>
    <style:style style:name="P58" style:family="paragraph" style:parent-style-name="Table_20_Contents">
      <style:text-properties style:font-name="Courier New" officeooo:rsid="00231070" officeooo:paragraph-rsid="00231070" style:font-size-complex="10pt"/>
    </style:style>
    <style:style style:name="P59" style:family="paragraph" style:parent-style-name="Table_20_Contents">
      <style:text-properties style:font-name="Courier New" officeooo:rsid="00231070" officeooo:paragraph-rsid="006e57de" style:font-size-complex="10pt"/>
    </style:style>
    <style:style style:name="P60" style:family="paragraph" style:parent-style-name="Table_20_Contents">
      <style:text-properties style:font-name="Courier New" officeooo:rsid="002649a0" officeooo:paragraph-rsid="002649a0" style:font-size-complex="10pt"/>
    </style:style>
    <style:style style:name="P61" style:family="paragraph" style:parent-style-name="Table_20_Contents">
      <style:text-properties style:font-name="Courier New" officeooo:rsid="0028ccd6" officeooo:paragraph-rsid="0028ccd6" style:font-size-complex="10pt"/>
    </style:style>
    <style:style style:name="P62" style:family="paragraph" style:parent-style-name="Table_20_Contents">
      <style:text-properties style:font-name="Courier New" officeooo:rsid="0030a058" officeooo:paragraph-rsid="0030a058" style:font-size-complex="10pt"/>
    </style:style>
    <style:style style:name="P63" style:family="paragraph" style:parent-style-name="Table_20_Contents">
      <style:text-properties style:font-name="Courier New" officeooo:rsid="00340d65" officeooo:paragraph-rsid="00340d65" style:font-size-complex="10pt"/>
    </style:style>
    <style:style style:name="P64" style:family="paragraph" style:parent-style-name="Table_20_Contents">
      <style:text-properties style:font-name="Courier New" officeooo:rsid="00365d69" officeooo:paragraph-rsid="00365d69" style:font-size-complex="10pt"/>
    </style:style>
    <style:style style:name="P65" style:family="paragraph" style:parent-style-name="Table_20_Contents">
      <style:text-properties style:font-name="Courier New" officeooo:rsid="0038c637" officeooo:paragraph-rsid="0038c637" style:font-size-complex="10pt"/>
    </style:style>
    <style:style style:name="P66" style:family="paragraph" style:parent-style-name="Table_20_Contents">
      <style:text-properties style:font-name="Courier New" officeooo:rsid="003fa52a" officeooo:paragraph-rsid="003fa52a" style:font-size-complex="10pt"/>
    </style:style>
    <style:style style:name="P67" style:family="paragraph" style:parent-style-name="Table_20_Contents">
      <style:text-properties style:font-name="Courier New" officeooo:rsid="0043b62c" officeooo:paragraph-rsid="0043b62c" style:font-size-complex="10pt"/>
    </style:style>
    <style:style style:name="P68" style:family="paragraph" style:parent-style-name="Table_20_Contents">
      <style:text-properties style:font-name="Courier New" officeooo:rsid="0055d6e4" officeooo:paragraph-rsid="0055d6e4" style:font-size-complex="10pt"/>
    </style:style>
    <style:style style:name="P69" style:family="paragraph" style:parent-style-name="Table_20_Contents">
      <style:text-properties style:font-name="Courier New" officeooo:rsid="00795d15" officeooo:paragraph-rsid="00795d15" style:font-size-complex="10pt"/>
    </style:style>
    <style:style style:name="P70" style:family="paragraph" style:parent-style-name="Table_20_Contents">
      <style:text-properties style:font-name="Courier New" officeooo:rsid="0056b08c" officeooo:paragraph-rsid="0056b08c"/>
    </style:style>
    <style:style style:name="P71" style:family="paragraph" style:parent-style-name="Table_20_Contents">
      <style:text-properties style:font-name="Courier New" officeooo:rsid="005bd521" officeooo:paragraph-rsid="005bd521"/>
    </style:style>
    <style:style style:name="P72" style:family="paragraph" style:parent-style-name="Standard" style:list-style-name="L2">
      <style:text-properties style:font-name="Arial1" fo:font-size="10pt" fo:font-weight="normal" officeooo:rsid="000fc783" officeooo:paragraph-rsid="000fc783" style:font-size-asian="8.75pt" style:font-weight-asian="normal" style:font-size-complex="10pt" style:font-weight-complex="normal"/>
    </style:style>
    <style:style style:name="P73" style:family="paragraph" style:parent-style-name="Standard" style:list-style-name="L2">
      <style:text-properties style:font-name="Arial1" fo:font-size="10pt" fo:font-weight="normal" officeooo:rsid="00106817" officeooo:paragraph-rsid="00106817" style:font-size-asian="8.75pt" style:font-weight-asian="normal" style:font-size-complex="10pt" style:font-weight-complex="normal"/>
    </style:style>
    <style:style style:name="P74" style:family="paragraph" style:parent-style-name="Standard" style:list-style-name="L1">
      <style:text-properties fo:font-size="10pt" fo:font-weight="normal" officeooo:rsid="00688d5e" officeooo:paragraph-rsid="00688d5e" style:font-size-asian="8.75pt" style:font-weight-asian="normal" style:font-size-complex="10pt" style:font-weight-complex="normal"/>
    </style:style>
    <style:style style:name="P75" style:family="paragraph" style:parent-style-name="Standard" style:list-style-name="L3">
      <style:text-properties officeooo:rsid="005b5c3d" officeooo:paragraph-rsid="005b5c3d"/>
    </style:style>
    <style:style style:name="P76" style:family="paragraph">
      <style:paragraph-properties fo:text-align="center"/>
    </style:style>
    <style:style style:name="P77" style:family="paragraph">
      <style:paragraph-properties fo:text-align="start"/>
    </style:style>
    <style:style style:name="P78" style:family="paragraph">
      <loext:graphic-properties draw:fill="solid" draw:fill-color="#ffffff"/>
      <style:paragraph-properties fo:text-align="start" style:writing-mode="lr-tb"/>
    </style:style>
    <style:style style:name="P79" style:family="paragraph">
      <loext:graphic-properties draw:fill="solid" draw:fill-color="#ffffff"/>
      <style:paragraph-properties fo:text-align="center" style:writing-mode="lr-tb"/>
      <style:text-properties style:font-name="Arial1"/>
    </style:style>
    <style:style style:name="T1" style:family="text">
      <style:text-properties officeooo:rsid="0000fa8f"/>
    </style:style>
    <style:style style:name="T2" style:family="text">
      <style:text-properties officeooo:rsid="007d0e01"/>
    </style:style>
    <style:style style:name="T3" style:family="text">
      <style:text-properties officeooo:rsid="00021096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da4b" style:font-weight-asian="bold" style:font-weight-complex="bold"/>
    </style:style>
    <style:style style:name="T8" style:family="text">
      <style:text-properties fo:font-weight="bold" officeooo:rsid="003a749e" style:font-weight-asian="bold" style:font-weight-complex="bold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0cda4b"/>
    </style:style>
    <style:style style:name="T11" style:family="text">
      <style:text-properties style:font-name="Courier New" fo:font-weight="normal" style:font-weight-asian="normal" style:font-weight-complex="normal"/>
    </style:style>
    <style:style style:name="T12" style:family="text">
      <style:text-properties style:font-name="Courier New" officeooo:rsid="00496d1b"/>
    </style:style>
    <style:style style:name="T13" style:family="text">
      <style:text-properties style:font-name="Courier New" officeooo:rsid="004b770b"/>
    </style:style>
    <style:style style:name="T14" style:family="text">
      <style:text-properties style:font-name="Courier New" officeooo:rsid="005268a6"/>
    </style:style>
    <style:style style:name="T15" style:family="text">
      <style:text-properties style:font-name="Courier New" officeooo:rsid="006085a8"/>
    </style:style>
    <style:style style:name="T16" style:family="text">
      <style:text-properties style:font-name="Courier New" fo:font-size="14pt" fo:font-weight="bold" officeooo:rsid="005268a6" style:font-size-asian="14pt" style:font-weight-asian="bold" style:font-size-complex="14pt" style:font-weight-complex="bold"/>
    </style:style>
    <style:style style:name="T17" style:family="text">
      <style:text-properties style:font-name="Courier New" officeooo:rsid="0048072c"/>
    </style:style>
    <style:style style:name="T18" style:family="text">
      <style:text-properties style:font-name="Arial1"/>
    </style:style>
    <style:style style:name="T19" style:family="text">
      <style:text-properties style:font-name="Arial1" officeooo:rsid="000cda4b"/>
    </style:style>
    <style:style style:name="T20" style:family="text">
      <style:text-properties style:font-name="Arial1" officeooo:rsid="00632235"/>
    </style:style>
    <style:style style:name="T21" style:family="text">
      <style:text-properties style:font-name="Arial1" officeooo:rsid="0064aa78"/>
    </style:style>
    <style:style style:name="T22" style:family="text">
      <style:text-properties style:font-name="Arial1" officeooo:rsid="00663777"/>
    </style:style>
    <style:style style:name="T23" style:family="text">
      <style:text-properties style:font-name="Arial1" fo:font-size="14pt" fo:font-weight="bold" officeooo:rsid="0064aa78" style:font-size-asian="14pt" style:font-weight-asian="bold" style:font-size-complex="14pt" style:font-weight-complex="bold"/>
    </style:style>
    <style:style style:name="T24" style:family="text">
      <style:text-properties officeooo:rsid="000b6952"/>
    </style:style>
    <style:style style:name="T25" style:family="text">
      <style:text-properties officeooo:rsid="000cda4b"/>
    </style:style>
    <style:style style:name="T26" style:family="text">
      <style:text-properties officeooo:rsid="0011dd64"/>
    </style:style>
    <style:style style:name="T27" style:family="text">
      <style:text-properties officeooo:rsid="0018a756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2649a0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officeooo:rsid="003a749e"/>
    </style:style>
    <style:style style:name="T32" style:family="text">
      <style:text-properties officeooo:rsid="0043b62c"/>
    </style:style>
    <style:style style:name="T33" style:family="text">
      <style:text-properties officeooo:rsid="0048072c"/>
    </style:style>
    <style:style style:name="T34" style:family="text">
      <style:text-properties officeooo:rsid="00496d1b"/>
    </style:style>
    <style:style style:name="T35" style:family="text">
      <style:text-properties officeooo:rsid="005268a6"/>
    </style:style>
    <style:style style:name="T36" style:family="text">
      <style:text-properties officeooo:rsid="0056b08c"/>
    </style:style>
    <style:style style:name="T37" style:family="text">
      <style:text-properties officeooo:rsid="006085a8"/>
    </style:style>
    <style:style style:name="T38" style:family="text">
      <style:text-properties officeooo:rsid="00632235"/>
    </style:style>
    <style:style style:name="T39" style:family="text">
      <style:text-properties officeooo:rsid="0064aa78"/>
    </style:style>
    <style:style style:name="T40" style:family="text">
      <style:text-properties officeooo:rsid="00698caa"/>
    </style:style>
    <style:style style:name="T41" style:family="text">
      <style:text-properties officeooo:rsid="007b28a1"/>
    </style:style>
    <style:style style:name="T42" style:family="text">
      <style:text-properties officeooo:rsid="007e4866"/>
    </style:style>
    <style:style style:name="T43" style:family="text">
      <style:text-properties officeooo:rsid="007f5302"/>
    </style:style>
    <style:style style:name="T44" style:family="text">
      <style:text-properties officeooo:rsid="00822273"/>
    </style:style>
    <style:style style:name="T45" style:family="text">
      <style:text-properties officeooo:rsid="00849bd4"/>
    </style:style>
    <style:style style:name="T46" style:family="text">
      <style:text-properties style:font-name="Arial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ff33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svg:stroke-color="#ff3333" draw:marker-start-width="0.1984in" draw:marker-end-width="0.1984in" draw:fill="solid" draw:fill-color="#ffff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201in" svg:stroke-color="#ff3333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67. <text:span text:style-name="T3">Conversion</text:span></text:p>
      <text:p text:style-name="P30"/>
      <text:p text:style-name="P29">Objectives</text:p>
      <text:list xml:id="list1527845302" text:style-name="L1">
        <text:list-item>
          <text:p text:style-name="P74">Use constructors for conversion</text:p>
        </text:list-item>
        <text:list-item>
          <text:p text:style-name="P74">Overload conversion operators </text:p>
        </text:list-item>
        <text:list-item>
          <text:p text:style-name="P74">Define constructors explicitly </text:p>
        </text:list-item>
      </text:list>
      <text:p text:style-name="P41">Conversion <text:span text:style-name="T41">u</text:span>sing a <text:span text:style-name="T41">c</text:span>onstructor</text:p>
      <text:p text:style-name="P29"/>
      <text:p text:style-name="P31">C++ will generate an automatic conversion using a constructor call if necessary in order to find a best match for a method.</text:p>
      <table:table table:name="Table1" table:style-name="Table1">
        <table:table-column table:style-name="Table1.A"/>
        <table:table-row table:style-name="TableLine2191232328656">
          <table:table-cell table:style-name="Table1.A1" office:value-type="string">
            <text:p text:style-name="P50">class Int </text:p>
            <text:p text:style-name="P50">{ </text:p>
            <text:p text:style-name="P49">public: </text:p>
            <text:p text:style-name="P52"><text:s text:c="4"/>Int(int a) </text:p>
            <text:p text:style-name="P52"><text:s text:c="8"/>: <text:span text:style-name="T29">x_</text:span>(a) </text:p>
            <text:p text:style-name="P50"><text:s text:c="4"/>{}</text:p>
            <text:p text:style-name="P50"/>
            <text:p text:style-name="P49"><text:s text:c="4"/>void m(Int c) { std::cout &lt;&lt; x_ &lt;&lt; '\n'; } </text:p>
            <text:p text:style-name="P49"/>
            <text:p text:style-name="P49">private: </text:p>
            <text:p text:style-name="P49"><text:s text:c="4"/>int x_; </text:p>
            <text:p text:style-name="P49">}; </text:p>
          </table:table-cell>
        </table:table-row>
      </table:table>
      <text:p text:style-name="P31"/>
      <table:table table:name="Table2" table:style-name="Table2">
        <table:table-column table:style-name="Table2.A"/>
        <table:table-row table:style-name="TableLine2191232331648">
          <table:table-cell table:style-name="Table2.A1" office:value-type="string">
            <text:p text:style-name="P51">int main() </text:p>
            <text:p text:style-name="P51">{ </text:p>
            <text:p text:style-name="P51"><text:s text:c="4"/>Int c(0), d(1); </text:p>
            <text:p text:style-name="P51"><text:s text:c="4"/>c.m(d); </text:p>
            <text:p text:style-name="P51"><text:s text:c="4"/><text:span text:style-name="T5">c.m(2);</text:span></text:p>
            <text:p text:style-name="P51"/>
            <text:p text:style-name="P51"><text:s text:c="4"/>return 0; </text:p>
            <text:p text:style-name="P51">}</text:p>
          </table:table-cell>
        </table:table-row>
      </table:table>
      <text:p text:style-name="P32">However, there is an exception: The constructor is <text:span text:style-name="T6">not</text:span> invoked for <text:span text:style-name="T24">the</text:span> left-hand side of <text:span text:style-name="T9">.</text:span> And <text:span text:style-name="T9">-&gt;</text:span>: <text:span text:style-name="T9">3.m(1)</text:span> will not become <text:span text:style-name="T9">C(3).m(1)</text:span><text:span text:style-name="T18">. </text:span><text:span text:style-name="T19">You still might want to write your own </text:span><text:span text:style-name="T10">m(int)</text:span><text:span text:style-name="T19"> for efficiency.</text:span></text:p>
      <text:p text:style-name="P32"/>
      <text:p text:style-name="P25">But there are problems with conversion using constructors:</text:p>
      <text:p text:style-name="P25"/>
      <text:list xml:id="list1453260987" text:style-name="L2">
        <text:list-item>
          <text:p text:style-name="P72"><text:span text:style-name="T25">You cannot convert </text:span><text:span text:style-name="T7">to</text:span><text:span text:style-name="T25"> built-in types (int, double, etc.) because they are not objects</text:span></text:p>
        </text:list-item>
        <text:list-item>
          <text:p text:style-name="P73">You cannot convert from <text:span text:style-name="T26">an object of class </text:span><text:span text:style-name="T9">C</text:span> to <text:span text:style-name="T26">an object of class </text:span><text:span text:style-name="T9">D</text:span> (w<text:span text:style-name="T40">ith</text:span>o<text:span text:style-name="T40">ut</text:span> changing the declaration of <text:span text:style-name="T9">D</text:span>)</text:p>
        </text:list-item>
      </text:list>
      <text:p text:style-name="P2"/>
      <text:p text:style-name="P3">So ...</text:p>
      <text:p text:style-name="P45">Conversion <text:span text:style-name="T41">o</text:span>perators </text:p>
      <text:p text:style-name="P4"/>
      <text:p text:style-name="P5">Suppose <text:span text:style-name="T9">D</text:span> is a type (class or built-in type like int, double, ...) and <text:span text:style-name="T9">C</text:span> is a class. You can define a <text:span text:style-name="T5">conversion operator</text:span> from <text:span text:style-name="T9">C</text:span> to <text:span text:style-name="T9">D</text:span>. <text:span text:style-name="T27">This should look like</text:span></text:p>
      <table:table table:name="Table3" table:style-name="Table3">
        <table:table-column table:style-name="Table3.A"/>
        <table:table-row table:style-name="TableLine2191232332736">
          <table:table-cell table:style-name="Table3.A1" office:value-type="string">
            <text:p text:style-name="P54">class C </text:p>
            <text:p text:style-name="P54"><draw:rect text:anchor-type="paragraph" draw:z-index="1" draw:name="Shape1" draw:style-name="gr3" draw:text-style-name="P79" svg:width="2.424in" svg:height="0.6252in" svg:x="3.1047in" svg:y="0.1516in"><text:p text:style-name="P76"><text:span text:style-name="T18">Type conversion from </text:span><text:span text:style-name="T9">C</text:span><text:span text:style-name="T18"> to </text:span><text:span text:style-name="T9">D</text:span></text:p></draw:rect>{</text:p>
            <text:p text:style-name="P53">public: </text:p>
            <text:p text:style-name="P55"><draw:line text:anchor-type="paragraph" draw:z-index="0" draw:name="Shape2" draw:style-name="gr4" draw:text-style-name="P76" svg:x1="1.2783in" svg:y1="0.211in" svg:x2="3.0839in" svg:y2="0.072in"><text:p/></draw:line><text:s text:c="2"/>...</text:p>
            <text:p text:style-name="P69"><text:s text:c="2"/>operator D();</text:p>
            <text:p text:style-name="P55"><text:s text:c="2"/>...</text:p>
            <text:p text:style-name="P53">};</text:p>
          </table:table-cell>
        </table:table-row>
      </table:table>
      <text:p text:style-name="P5"/>
      <text:p text:style-name="P26">WARNING: <text:span text:style-name="T28">Do </text:span><text:span text:style-name="T4">not</text:span> <text:span text:style-name="T28">specify a return type. C++ knows that the return type will be </text:span><text:span text:style-name="T11">D</text:span><text:span text:style-name="T28">. Also, conversion operators are usually </text:span><text:span text:style-name="T11">const</text:span><text:span text:style-name="T28">.</text:span></text:p>
      <text:p text:style-name="P26"/>
      <text:p text:style-name="P27"><text:span text:style-name="T28">Let's make an addition to our </text:span><text:span text:style-name="T11">Int</text:span><text:span text:style-name="T28"> class</text:span></text:p>
      <table:table table:name="Table4" table:style-name="Table4">
        <table:table-column table:style-name="Table4.A"/>
        <table:table-row table:style-name="TableLine2191434811888">
          <table:table-cell table:style-name="Table4.A1" office:value-type="string">
            <text:p text:style-name="P56">class Int {</text:p>
            <text:p text:style-name="P56"/>
            <text:p text:style-name="P56">public: </text:p>
            <text:p text:style-name="P56"><text:s text:c="4"/>Int(int a) </text:p>
            <text:p text:style-name="P56"><text:s text:c="8"/>: x_(a) </text:p>
            <text:p text:style-name="P56"><text:s text:c="4"/>{} </text:p>
            <text:p text:style-name="P56"/>
            <text:p text:style-name="P56"><text:s text:c="4"/><text:span text:style-name="T5">operator int() const { return x_; }</text:span></text:p>
            <text:p text:style-name="P56"/>
            <text:p text:style-name="P56">private: </text:p>
            <text:p text:style-name="P56"><text:s text:c="4"/>int x_; </text:p>
            <text:p text:style-name="P56">};</text:p>
          </table:table-cell>
        </table:table-row>
      </table:table>
      <text:p text:style-name="P27"/>
      <table:table table:name="Table5" table:style-name="Table5">
        <table:table-column table:style-name="Table5.A"/>
        <table:table-row table:style-name="TableLine2191434814064">
          <table:table-cell table:style-name="Table5.A1" office:value-type="string">
            <text:p text:style-name="P57">int main() </text:p>
            <text:p text:style-name="P57">{ </text:p>
            <text:p text:style-name="P57"><text:s text:c="4"/>Int c(0); </text:p>
            <text:p text:style-name="P57"><text:s text:c="4"/>std::cout &lt;&lt; <text:span text:style-name="T5">(int) c</text:span> &lt;&lt; " " &lt;&lt; <text:span text:style-name="T5">int(c)</text:span>;</text:p>
            <text:p text:style-name="P57"/>
            <text:p text:style-name="P57"><text:s text:c="4"/>return 0; </text:p>
            <text:p text:style-name="P57">}</text:p>
          </table:table-cell>
        </table:table-row>
      </table:table>
      <text:p text:style-name="P6"><text:span text:style-name="T9">(int) c</text:span> and <text:span text:style-name="T9">int(c)</text:span> are the same as <text:span text:style-name="T9">c.operator int()</text:span>. </text:p>
      <text:p text:style-name="P6"/>
      <text:p text:style-name="P7"/>
      <text:p text:style-name="P42">Here's another example:</text:p>
      <table:table table:name="Table6" table:style-name="Table6">
        <table:table-column table:style-name="Table6.A"/>
        <table:table-row table:style-name="TableLine2191434812432">
          <table:table-cell table:style-name="Table6.A1" office:value-type="string">
            <text:p text:style-name="P59">class D </text:p>
            <text:p text:style-name="P59">{</text:p>
            <text:p text:style-name="P58">public: </text:p>
            <text:p text:style-name="P58"><text:s text:c="4"/>D(int a, int b) </text:p>
            <text:p text:style-name="P58"><text:s text:c="8"/>: x_(a), y_(b) </text:p>
            <text:p text:style-name="P58"><text:s text:c="4"/>{} </text:p>
            <text:p text:style-name="P58"/>
            <text:p text:style-name="P58"><text:s text:c="4"/>void print() </text:p>
            <text:p text:style-name="P58"><text:s text:c="4"/>{ </text:p>
            <text:p text:style-name="P58"><text:s text:c="8"/>std::cout &lt;&lt; "(" &lt;&lt; x_ &lt;&lt; "," &lt;&lt; y_ &lt;&lt; ")\n"; </text:p>
            <text:p text:style-name="P58"><text:s text:c="4"/>}</text:p>
            <text:p text:style-name="P58"/>
            <text:p text:style-name="P58">private: </text:p>
            <text:p text:style-name="P58"><text:s text:c="4"/>int x_, y_; </text:p>
            <text:p text:style-name="P58">};</text:p>
          </table:table-cell>
        </table:table-row>
      </table:table>
      <text:p text:style-name="P7"/>
      <table:table table:name="Table7" table:style-name="Table7">
        <table:table-column table:style-name="Table7.A"/>
        <table:table-row table:style-name="TableLine2191434806448">
          <table:table-cell table:style-name="Table7.A1" office:value-type="string">
            <text:p text:style-name="P60">class Int </text:p>
            <text:p text:style-name="P60">{ </text:p>
            <text:p text:style-name="P60">public: </text:p>
            <text:p text:style-name="P60"><text:s text:c="4"/>Int(int a) </text:p>
            <text:p text:style-name="P60"><text:s text:c="8"/>: x_(a) </text:p>
            <text:p text:style-name="P60"><text:s text:c="4"/>{}</text:p>
            <text:p text:style-name="P60"/>
            <text:p text:style-name="P60"><text:s text:c="4"/>operator D() { return D(x_,x_); } </text:p>
            <text:p text:style-name="P60"/>
            <text:p text:style-name="P60">private: </text:p>
            <text:p text:style-name="P60"><text:s text:c="4"/>int x_; </text:p>
            <text:p text:style-name="P60">};</text:p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2191434815968">
          <table:table-cell table:style-name="Table8.A1" office:value-type="string">
            <text:p text:style-name="P61">int main() </text:p>
            <text:p text:style-name="P61">{</text:p>
            <text:p text:style-name="P61"><text:s text:c="4"/>Int c(2); </text:p>
            <text:p text:style-name="P61"><text:s text:c="4"/></text:p>
            <text:p text:style-name="P61"><text:s text:c="4"/>((D)c).print(); </text:p>
            <text:p text:style-name="P61"><text:s text:c="4"/>D(c).print();</text:p>
            <text:p text:style-name="P61"/>
            <text:p text:style-name="P61"><text:s text:c="4"/>return 0;</text:p>
            <text:p text:style-name="P61">} </text:p>
          </table:table-cell>
        </table:table-row>
      </table:table>
      <text:p text:style-name="P7"/>
      <text:p text:style-name="P43"><text:span text:style-name="T30">Automatic Conversion</text:span> </text:p>
      <text:p text:style-name="P8"/>
      <text:p text:style-name="P9">C++ will automatically generate a call to conversion operators if necessary to find a best match for a method.</text:p>
      <text:p text:style-name="P9"/>
      <text:p text:style-name="P9"><text:span text:style-name="T6">WARNING:</text:span> C++ will only generate one automatic conversion for each value. </text:p>
      <text:p text:style-name="P10"/>
      <text:p text:style-name="P10"><text:span text:style-name="T6">WARNING:</text:span> Default conversions are used first (example <text:span text:style-name="T9">double()</text:span>). </text:p>
      <text:p text:style-name="P10">C++ will use user-defined conversion only when necessary. No errors during compilation.</text:p>
      <table:table table:name="Table9" table:style-name="Table9">
        <table:table-column table:style-name="Table9.A"/>
        <table:table-row table:style-name="TableLine2191434815152">
          <table:table-cell table:style-name="Table9.A1" office:value-type="string">
            <text:p text:style-name="P62">class D </text:p>
            <text:p text:style-name="P62">{ </text:p>
            <text:p text:style-name="P62">public: </text:p>
            <text:p text:style-name="P62"><text:s text:c="4"/>D(int a, int b) </text:p>
            <text:p text:style-name="P62"><text:s text:c="8"/>: x_(a), y_(b) </text:p>
            <text:p text:style-name="P62"><text:s text:c="4"/>{} </text:p>
            <text:p text:style-name="P62"/>
            <text:p text:style-name="P62">private: </text:p>
            <text:p text:style-name="P62"><text:s text:c="4"/>int x_, y_; </text:p>
            <text:p text:style-name="P62">};</text:p>
          </table:table-cell>
        </table:table-row>
      </table:table>
      <text:p text:style-name="P10"/>
      <table:table table:name="Table10" table:style-name="Table10">
        <table:table-column table:style-name="Table10.A"/>
        <table:table-row table:style-name="TableLine2191434804816">
          <table:table-cell table:style-name="Table10.A1" office:value-type="string">
            <text:p text:style-name="P63">class Int </text:p>
            <text:p text:style-name="P63">{ </text:p>
            <text:p text:style-name="P63">public: </text:p>
            <text:p text:style-name="P63"><text:s text:c="4"/>Int(int a) </text:p>
            <text:p text:style-name="P63"><text:s text:c="8"/>: x_(a) </text:p>
            <text:p text:style-name="P63"><text:s text:c="4"/>{}</text:p>
            <text:p text:style-name="P63"/>
            <text:p text:style-name="P63"><draw:line text:anchor-type="paragraph" draw:z-index="4" draw:name="Shape3" draw:style-name="gr2" draw:text-style-name="P76" svg:x1="3.598in" svg:y1="0.4063in" svg:x2="3.598in" svg:y2="0.0728in"><text:p/></draw:line><draw:line text:anchor-type="paragraph" draw:z-index="5" draw:name="Shape4" draw:style-name="gr1" draw:text-style-name="P76" svg:x1="3.598in" svg:y1="0.0728in" svg:x2="1.6189in" svg:y2="0.0728in"><text:p/></draw:line><text:s text:c="4"/>operator D() </text:p>
            <text:p text:style-name="P63"><text:s text:c="4"/>{ </text:p>
            <text:p text:style-name="P63"><draw:rect text:anchor-type="paragraph" draw:z-index="2" draw:name="Shape5" draw:style-name="gr3" draw:text-style-name="P78" svg:width="1.9657in" svg:height="0.8685in" svg:x="3.2992in" svg:y="0.0909in"><text:p text:style-name="P77"><text:span text:style-name="T9">c1</text:span> <text:span text:style-name="T46">is converted to a</text:span></text:p><text:p text:style-name="P77"><text:span text:style-name="T9">D</text:span> <text:span text:style-name="T46">object automatically</text:span></text:p></draw:rect><text:s text:c="8"/>std::cout &lt;&lt; “Int::D()\n"; </text:p>
            <text:p text:style-name="P63"><text:s text:c="8"/>return D(x_,x_); </text:p>
            <text:p text:style-name="P63"><text:s text:c="4"/>} </text:p>
            <text:p text:style-name="P63"><draw:line text:anchor-type="paragraph" draw:z-index="3" draw:name="Shape6" draw:style-name="gr1" draw:text-style-name="P76" svg:x1="3.2996in" svg:y1="0.0626in" svg:x2="1.5217in" svg:y2="0.2083in"><text:p/></draw:line></text:p>
            <text:p text:style-name="P63"><text:s text:c="4"/>void m(D d) </text:p>
            <text:p text:style-name="P63"><text:s text:c="4"/>{ </text:p>
            <text:p text:style-name="P63"><draw:line text:anchor-type="paragraph" draw:z-index="6" draw:name="Shape7" draw:style-name="gr2" draw:text-style-name="P76" svg:x1="4.2508in" svg:y1="0.0134in" svg:x2="4.1953in" svg:y2="1.6661in"><text:p/></draw:line><text:s text:c="8"/>std::cout &lt;&lt; "m(D)\n"; </text:p>
            <text:p text:style-name="P63"><text:s text:c="4"/>}</text:p>
            <text:p text:style-name="P63"/>
            <text:p text:style-name="P63">private: </text:p>
            <text:p text:style-name="P63"><text:s text:c="4"/>int x_; </text:p>
            <text:p text:style-name="P63">};</text:p>
          </table:table-cell>
        </table:table-row>
      </table:table>
      <text:p text:style-name="P10"/>
      <table:table table:name="Table11" table:style-name="Table11">
        <table:table-column table:style-name="Table11.A"/>
        <table:table-row table:style-name="TableLine2191434856768">
          <table:table-cell table:style-name="Table11.A1" office:value-type="string">
            <text:p text:style-name="P64">int main() </text:p>
            <text:p text:style-name="P64">{ </text:p>
            <text:p text:style-name="P64"><text:s text:c="4"/>Int c0(2), c1(3); </text:p>
            <text:p text:style-name="P64"><draw:line text:anchor-type="paragraph" draw:z-index="7" draw:name="Shape8" draw:style-name="gr1" draw:text-style-name="P76" svg:x1="4.1949in" svg:y1="0.0098in" svg:x2="1.7783in" svg:y2="0.0724in"><text:p/></draw:line><text:s text:c="4"/>c0.m(c1); </text:p>
            <text:p text:style-name="P64"/>
            <text:p text:style-name="P64"><text:s text:c="4"/>return 0; </text:p>
            <text:p text:style-name="P64">}</text:p>
          </table:table-cell>
        </table:table-row>
      </table:table>
      <text:p text:style-name="P10"/>
      <table:table table:name="Table12" table:style-name="Table12">
        <table:table-column table:style-name="Table12.A"/>
        <table:table-row table:style-name="TableLine2191434858400">
          <table:table-cell table:style-name="Table12.A1" office:value-type="string">
            <text:p text:style-name="P65">class E {};</text:p>
            <text:p text:style-name="P65"/>
            <text:p text:style-name="P65">class D </text:p>
            <text:p text:style-name="P65">{ </text:p>
            <text:p text:style-name="P65">public: </text:p>
            <text:p text:style-name="P65"><text:s text:c="4"/>operator E() </text:p>
            <text:p text:style-name="P65"><text:s text:c="4"/>{</text:p>
            <text:p text:style-name="P65"><text:s text:c="8"/>...</text:p>
            <text:p text:style-name="P65"><text:s text:c="4"/>} </text:p>
            <text:p text:style-name="P65">}; </text:p>
            <text:p text:style-name="P65"/>
            <text:p text:style-name="P65">class C </text:p>
            <text:p text:style-name="P65">{ </text:p>
            <text:p text:style-name="P65">public: </text:p>
            <text:p text:style-name="P65"><text:s text:c="4"/>operator D() </text:p>
            <text:p text:style-name="P65"><text:s text:c="4"/>{</text:p>
            <text:p text:style-name="P65"><text:s text:c="8"/>...</text:p>
            <text:p text:style-name="P65"><text:s text:c="4"/>} </text:p>
            <text:p text:style-name="P65">}; </text:p>
            <text:p text:style-name="P65"/>
            <text:p text:style-name="P65">int main() </text:p>
            <text:p text:style-name="P65">{ </text:p>
            <text:p text:style-name="P65"><text:s text:c="4"/><text:span text:style-name="T31">E </text:span>e1 = D(C()); </text:p>
            <text:p text:style-name="P65"><text:s text:c="4"/><text:span text:style-name="T31">E </text:span>e2 = D(); </text:p>
            <text:p text:style-name="P65"><text:s text:c="4"/><text:span text:style-name="T8">E </text:span><text:span text:style-name="T6">e3 = C();</text:span></text:p>
            <text:p text:style-name="P65"/>
            <text:p text:style-name="P65"><text:s text:c="4"/>return 0; </text:p>
            <text:p text:style-name="P65">}</text:p>
          </table:table-cell>
        </table:table-row>
      </table:table>
      <text:p text:style-name="P11"><text:span text:style-name="T6">ERROR:</text:span> <text:span text:style-name="T6">Two</text:span> automatic conversions needed, <text:span text:style-name="T9">C</text:span> to <text:span text:style-name="T9">D</text:span> to <text:span text:style-name="T9">E</text:span>. i.e. C++ will <text:span text:style-name="T5">not</text:span> convert </text:p>
      <text:p text:style-name="P11"/>
      <text:p text:style-name="P11"><text:tab/><text:span text:style-name="T9">E e3 = C() </text:span></text:p>
      <text:p text:style-name="P11">to </text:p>
      <text:p text:style-name="P11"><text:tab/><text:span text:style-name="T9">E e3 = E(D(C()))</text:span></text:p>
      <text:p text:style-name="P11"/>
      <text:p text:style-name="P12"/>
      <text:p text:style-name="P44">Here's another example:</text:p>
      <table:table table:name="Table13" table:style-name="Table13">
        <table:table-column table:style-name="Table13.A"/>
        <table:table-row table:style-name="TableLine2191434859760">
          <table:table-cell table:style-name="Table13.A1" office:value-type="string">
            <text:p text:style-name="P66">class D {}; </text:p>
            <text:p text:style-name="P66"/>
            <text:p text:style-name="P66">class C </text:p>
            <text:p text:style-name="P66">{ </text:p>
            <text:p text:style-name="P66">public: </text:p>
            <text:p text:style-name="P66"><text:s text:c="4"/>operator D() { std::cout &lt;&lt; "C::D()\n"; } </text:p>
            <text:p text:style-name="P66">}; </text:p>
            <text:p text:style-name="P66"/>
            <text:p text:style-name="P66">void f(D d) { std::cout &lt;&lt; "f(D)\n"; } </text:p>
            <text:p text:style-name="P66">void f(double d) { std::cout &lt;&lt; "f(double)\n"; } </text:p>
            <text:p text:style-name="P66"/>
            <text:p text:style-name="P66">int main() </text:p>
            <text:p text:style-name="P66">{ </text:p>
            <text:p text:style-name="P66"><text:s text:c="4"/>f(1); </text:p>
            <text:p text:style-name="P66"><text:s text:c="4"/>return 0;</text:p>
            <text:p text:style-name="P66">}</text:p>
          </table:table-cell>
        </table:table-row>
      </table:table>
      <text:p text:style-name="P13">Notice that the default conversion to a <text:span text:style-name="T9">double() </text:span>was used instead of the <text:span text:style-name="T9">C::D() </text:span>conversion.</text:p>
      <text:p text:style-name="P13"/>
      <text:p text:style-name="P46">Advice</text:p>
      <text:p text:style-name="P14"/>
      <text:p text:style-name="P15">Do not have too many conversion operators. Doing so might lead to ambiguities. For instance, suppose you have conversion operators from <text:span text:style-name="T9">C</text:span> to <text:span text:style-name="T9">D</text:span> and vice versa; you also have <text:span text:style-name="T9">operator+</text:span> in <text:span text:style-name="T9">C</text:span> and <text:span text:style-name="T9">D</text:span>. <text:span text:style-name="T32">If you run the following code </text:span></text:p>
      <table:table table:name="Table14" table:style-name="Table14">
        <table:table-column table:style-name="Table14.A"/>
        <table:table-row table:style-name="TableLine2191434861664">
          <table:table-cell table:style-name="Table14.A1" office:value-type="string">
            <text:p text:style-name="P67">C c; </text:p>
            <text:p text:style-name="P67">D d; </text:p>
            <text:p text:style-name="P67">c + d;</text:p>
          </table:table-cell>
        </table:table-row>
      </table:table>
      <text:p text:style-name="P16">you'll see that your compiler does not know if it should do</text:p>
      <text:p text:style-name="P16"/>
      <text:p text:style-name="P16"><text:span text:style-name="T9"><text:tab/>D(c) + d </text:span>using<text:span text:style-name="T9"> D::operator+</text:span></text:p>
      <text:p text:style-name="P16">or<text:span text:style-name="T9"> </text:span></text:p>
      <text:p text:style-name="P16"><text:span text:style-name="T9"><text:tab/>c + C(d) </text:span>using<text:span text:style-name="T9"> C::operator+</text:span></text:p>
      <text:p text:style-name="P16"/>
      <text:p text:style-name="P17">Here's another tip: If you have two classes <text:span text:style-name="T9">C</text:span> and <text:span text:style-name="T9">D</text:span> where <text:span text:style-name="T9">C</text:span> is “included” in D, then it's better to have automatic conversion from <text:span text:style-name="T9">C</text:span> to <text:span text:style-name="T17">D</text:span><text:span text:style-name="T33">. Consider the following example: </text:span></text:p>
      <text:p text:style-name="P17"/>
      <text:p text:style-name="P18">Let's say you have an <text:span text:style-name="T9">Int</text:span> class and a <text:span text:style-name="T9">Fraction</text:span> class.<text:span text:style-name="T34"> You should have a </text:span><text:span text:style-name="T12">operator Fraction()</text:span><text:span text:style-name="T34"> declared in the </text:span><text:span text:style-name="T12">Int</text:span><text:span text:style-name="T34"> class. Note that you can achieve the same thing by hav</text:span><text:span text:style-name="T45">ing</text:span><text:span text:style-name="T34"> a constructor of the form:</text:span></text:p>
      <text:p text:style-name="P18"/>
      <text:p text:style-name="P18"><text:tab/><text:span text:style-name="T13">Fraction(const Int &amp;) const;</text:span></text:p>
      <text:p text:style-name="P18"/>
      <text:p text:style-name="P47">Explicit</text:p>
      <text:p text:style-name="P19"/>
      <text:p text:style-name="P20">You can prevent automatic type conversion via constructors. <text:span text:style-name="T35">Here's an example:</text:span></text:p>
      <text:p text:style-name="P20"/>
      <text:p text:style-name="P21"><text:tab/><text:span text:style-name="T16">explicit</text:span><text:span text:style-name="T14"> Fraction(int);</text:span></text:p>
      <text:p text:style-name="P21"/>
      <text:p text:style-name="P22">In this case, C++ will <text:span text:style-name="T5">not</text:span> perform automatic type conversion from an <text:span text:style-name="T9">int</text:span> to a <text:span text:style-name="T9">Fraction</text:span>.</text:p>
      <text:p text:style-name="P22"/>
      <text:p text:style-name="P23">Here's an example of what you've already seen before:</text:p>
      <table:table table:name="Table15" table:style-name="Table15">
        <table:table-column table:style-name="Table15.A"/>
        <table:table-row table:style-name="TableLine2191434867376">
          <table:table-cell table:style-name="Table15.A1" office:value-type="string">
            <text:p text:style-name="P68">class C </text:p>
            <text:p text:style-name="P68">{ </text:p>
            <text:p text:style-name="P68">public: </text:p>
            <text:p text:style-name="P68"><text:s text:c="4"/>C(int i) </text:p>
            <text:p text:style-name="P68"><text:s text:c="4"/>{} </text:p>
            <text:p text:style-name="P68">}; </text:p>
            <text:p text:style-name="P68"/>
            <text:p text:style-name="P68">void f(C c) </text:p>
            <text:p text:style-name="P68">{</text:p>
            <text:p text:style-name="P68">} </text:p>
            <text:p text:style-name="P68"/>
            <text:p text:style-name="P68">int main() </text:p>
            <text:p text:style-name="P68">{ </text:p>
            <text:p text:style-name="P68"><text:s text:c="4"/>f(1); </text:p>
            <text:p text:style-name="P68"><text:s text:c="4"/>return 0;</text:p>
            <text:p text:style-name="P68">}</text:p>
          </table:table-cell>
        </table:table-row>
      </table:table>
      <text:p text:style-name="Standard">You should already know that this will not produce any errors; <text:span text:style-name="T9">f(1)</text:span> automatically becomes <text:span text:style-name="T9">f(C(1))</text:span>. <text:span text:style-name="T36">However, if you run this</text:span></text:p>
      <table:table table:name="Table16" table:style-name="Table16">
        <table:table-column table:style-name="Table16.A"/>
        <table:table-row table:style-name="TableLine2191434887776">
          <table:table-cell table:style-name="Table16.A1" office:value-type="string">
            <text:p text:style-name="P70">class C </text:p>
            <text:p text:style-name="P70">{ </text:p>
            <text:p text:style-name="P70">public: </text:p>
            <text:p text:style-name="P70"><text:s text:c="4"/><text:span text:style-name="T5">explicit</text:span> C(int i) </text:p>
            <text:p text:style-name="P70"><text:s text:c="4"/>{} </text:p>
            <text:p text:style-name="P70">}; </text:p>
            <text:p text:style-name="P70"/>
            <text:p text:style-name="P70">void f(C c) </text:p>
            <text:p text:style-name="P70">{</text:p>
            <text:p text:style-name="P70">} </text:p>
            <text:p text:style-name="P70"/>
            <text:p text:style-name="P70">int main() </text:p>
            <text:p text:style-name="P70">{ </text:p>
            <text:p text:style-name="P70"><text:s text:c="4"/>f(1); </text:p>
            <text:p text:style-name="P70"><text:s text:c="4"/></text:p>
            <text:p text:style-name="P70"><text:s text:c="4"/>return 0;</text:p>
            <text:p text:style-name="P70">}</text:p>
          </table:table-cell>
        </table:table-row>
      </table:table>
      <text:p text:style-name="P35">You'll get an error! The compiler does not know what to do because we did not define a way for an <text:span text:style-name="T9">int</text:span> to be converted to a <text:span text:style-name="T9">C</text:span> object.</text:p>
      <text:p text:style-name="P35"/>
      <text:p text:style-name="P48">Note that</text:p>
      <text:p text:style-name="P36"/>
      <text:list xml:id="list4076921643" text:style-name="L3">
        <text:list-item>
          <text:p text:style-name="P75">Only constructors can be made explicit.</text:p>
        </text:list-item>
        <text:list-item>
          <text:p text:style-name="P75">You cannot make type conversion operators which are not a constructor explicit.</text:p>
        </text:list-item>
      </text:list>
      <text:p text:style-name="P37"/>
      <text:p text:style-name="P37">Here's an example of the second restriction:</text:p>
      <table:table table:name="Table17" table:style-name="Table17">
        <table:table-column table:style-name="Table17.A"/>
        <table:table-row table:style-name="TableLine2191434886960">
          <table:table-cell table:style-name="Table17.A1" office:value-type="string">
            <text:p text:style-name="P71">class C </text:p>
            <text:p text:style-name="P71">{ </text:p>
            <text:p text:style-name="P71"><text:s text:c="4"/>explicit C(int); // OK </text:p>
            <text:p text:style-name="P71"><text:span text:style-name="T5"><text:s text:c="3"/>explicit</text:span> operator int() const; // <text:span text:style-name="T5">BAD!</text:span> </text:p>
            <text:p text:style-name="P71">};</text:p>
          </table:table-cell>
        </table:table-row>
      </table:table>
      <text:p text:style-name="P37"/>
      <text:p text:style-name="P39"><text:span text:style-name="T5">In the future</text:span>, C++ will allow all type conversion to be made <text:span text:style-name="T9">explicit</text:span>. <text:span text:style-name="T44">(</text:span><text:span text:style-name="T42">NOTE:</text:span><text:span text:style-name="T43"> </text:span><text:span text:style-name="T42">C++11 (i.e., </text:span><text:span text:style-name="T43">C++ </text:span><text:span text:style-name="T42">2011</text:span><text:span text:style-name="T43">) supports </text:span><text:span text:style-name="T9">explicit</text:span><text:span text:style-name="T43"> for type conversion.</text:span><text:span text:style-name="T44">)</text:span><text:span text:style-name="T43"> </text:span></text:p>
      <text:p text:style-name="P38"><text:tab/></text:p>
      <text:p text:style-name="Standard"><text:span text:style-name="T37">Now, suppose the </text:span><text:span text:style-name="T15">Fraction</text:span><text:span text:style-name="T37"> class has the constructor </text:span><text:span text:style-name="T15">Fraction(int)</text:span><text:span text:style-name="T37"> and </text:span><text:span text:style-name="T15">operator int()</text:span>. <text:span text:style-name="T38">If we run</text:span></text:p>
      <text:p text:style-name="Standard"/>
      <text:p text:style-name="Standard"><text:span text:style-name="T38"><text:tab/></text:span><text:span text:style-name="T9">Fraction r(1, 2); </text:span></text:p>
      <text:p text:style-name="P33"><text:tab/><text:span text:style-name="T38">std::cout &lt;&lt; </text:span>r + 1 <text:span text:style-name="T38">&lt;&lt; '\n'</text:span>; </text:p>
      <text:p text:style-name="P33"/>
      <text:p text:style-name="P34"><text:span text:style-name="T20">Which is used?</text:span><text:span text:style-name="T18"> </text:span>int(r) + 1 or r + Fraction(1)<text:span text:style-name="T18">? </text:span><text:span text:style-name="T23">If</text:span><text:span text:style-name="T21"> </text:span><text:span text:style-name="T39">operator int()</text:span><text:span text:style-name="T21"> is explicit. Then the above </text:span><text:span text:style-name="T22">would execute</text:span><text:span text:style-name="T21"> </text:span></text:p>
      <text:p text:style-name="P34"/>
      <text:p text:style-name="P34"><text:span text:style-name="T21"><text:tab/></text:span><text:span text:style-name="T39">r + Fraction(1)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fo:font-size="10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Arial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0fa8f"/>
    </style:style>
    <style:style style:name="MT2" style:family="text">
      <style:text-properties officeooo:rsid="007d0e01"/>
    </style:style>
    <style:style style:name="MT3" style:family="text">
      <style:text-properties officeooo:rsid="0002109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++ (Y. Liow) <text:s text:c="69"/>6<text:span text:style-name="MT1">7. Conversion</text:span></text:p>
      </style:header>
      <style:footer>
        <text:p text:style-name="MP2"><text:page-number text:select-page="current">10</text:page-number><text:s/><text:span text:style-name="MT2">o</text:span><text:span text:style-name="MT3">f </text:span><text:span text:style-name="MT3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3-12T16:24:09.303691057</meta:creation-date>
    <dc:date>2024-03-28T12:05:42.096000000</dc:date>
    <meta:editing-duration>P5DT11M46S</meta:editing-duration>
    <meta:editing-cycles>118</meta:editing-cycles>
    <meta:generator>LibreOffice/7.1.2.2$Windows_X86_64 LibreOffice_project/8a45595d069ef5570103caea1b71cc9d82b2aae4</meta:generator>
    <meta:document-statistic meta:table-count="17" meta:image-count="0" meta:object-count="0" meta:page-count="10" meta:paragraph-count="235" meta:word-count="967" meta:character-count="5576" meta:non-whitespace-character-count="4243"/>
  </office:meta>
</office:document-meta>
</file>